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714af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76afc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7ddb2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a3b05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2e19fe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330e80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5c287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6a553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3a0011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3a545c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3c50df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3e99d0" style:font-name-asian="WenQuanYi Micro Hei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19cf53" style:font-name-asian="WenQuanYi Micro Hei" style:font-size-asian="10pt" style:font-size-complex="10pt"/>
    </style:style>
    <style:style style:name="T1" style:family="text">
      <style:text-properties officeooo:rsid="000a24ab"/>
    </style:style>
    <style:style style:name="T2" style:family="text">
      <style:text-properties officeooo:rsid="000b6647"/>
    </style:style>
    <style:style style:name="T3" style:family="text">
      <style:text-properties officeooo:rsid="000c97c8"/>
    </style:style>
    <style:style style:name="T4" style:family="text">
      <style:text-properties officeooo:rsid="000e6298"/>
    </style:style>
    <style:style style:name="T5" style:family="text">
      <style:text-properties officeooo:rsid="000e9418"/>
    </style:style>
    <style:style style:name="T6" style:family="text">
      <style:text-properties officeooo:rsid="000f1ec9"/>
    </style:style>
    <style:style style:name="T7" style:family="text">
      <style:text-properties officeooo:rsid="000fca7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f1ec9" style:font-weight-asian="bold" style:font-weight-complex="bold"/>
    </style:style>
    <style:style style:name="T10" style:family="text">
      <style:text-properties fo:font-weight="bold" officeooo:rsid="000a24ab" style:font-weight-asian="bold" style:font-weight-complex="bold"/>
    </style:style>
    <style:style style:name="T11" style:family="text">
      <style:text-properties fo:font-weight="bold" officeooo:rsid="001714af" style:font-weight-asian="bold" style:font-weight-complex="bold"/>
    </style:style>
    <style:style style:name="T12" style:family="text">
      <style:text-properties fo:font-weight="bold" officeooo:rsid="0027ddb2" style:font-weight-asian="bold" style:font-weight-complex="bold"/>
    </style:style>
    <style:style style:name="T13" style:family="text">
      <style:text-properties fo:font-weight="bold" officeooo:rsid="00330e80" style:font-weight-asian="bold" style:font-weight-complex="bold"/>
    </style:style>
    <style:style style:name="T14" style:family="text">
      <style:text-properties fo:font-weight="bold" officeooo:rsid="0036a553" style:font-weight-asian="bold" style:font-weight-complex="bold"/>
    </style:style>
    <style:style style:name="T15" style:family="text">
      <style:text-properties fo:font-weight="bold" officeooo:rsid="003a0011" style:font-weight-asian="bold" style:font-weight-complex="bold"/>
    </style:style>
    <style:style style:name="T16" style:family="text">
      <style:text-properties fo:font-weight="bold" officeooo:rsid="003c50df" style:font-weight-asian="bold" style:font-weight-complex="bold"/>
    </style:style>
    <style:style style:name="T17" style:family="text">
      <style:text-properties fo:font-weight="bold" officeooo:rsid="003e99d0" style:font-weight-asian="bold" style:font-weight-complex="bold"/>
    </style:style>
    <style:style style:name="T18" style:family="text">
      <style:text-properties officeooo:rsid="0014239a"/>
    </style:style>
    <style:style style:name="T19" style:family="text">
      <style:text-properties officeooo:rsid="001714af"/>
    </style:style>
    <style:style style:name="T20" style:family="text">
      <style:text-properties officeooo:rsid="0018a2f4"/>
    </style:style>
    <style:style style:name="T21" style:family="text">
      <style:text-properties officeooo:rsid="0019cf53"/>
    </style:style>
    <style:style style:name="T22" style:family="text">
      <style:text-properties officeooo:rsid="001b483d"/>
    </style:style>
    <style:style style:name="T23" style:family="text">
      <style:text-properties officeooo:rsid="001e55c7"/>
    </style:style>
    <style:style style:name="T24" style:family="text">
      <style:text-properties officeooo:rsid="001f7449"/>
    </style:style>
    <style:style style:name="T25" style:family="text">
      <style:text-properties officeooo:rsid="0020cdf7"/>
    </style:style>
    <style:style style:name="T26" style:family="text">
      <style:text-properties officeooo:rsid="0021fd10"/>
    </style:style>
    <style:style style:name="T27" style:family="text">
      <style:text-properties officeooo:rsid="0023ecd7"/>
    </style:style>
    <style:style style:name="T28" style:family="text">
      <style:text-properties officeooo:rsid="00250c27"/>
    </style:style>
    <style:style style:name="T29" style:family="text">
      <style:text-properties officeooo:rsid="00276afc"/>
    </style:style>
    <style:style style:name="T30" style:family="text">
      <style:text-properties officeooo:rsid="002923ff"/>
    </style:style>
    <style:style style:name="T31" style:family="text">
      <style:text-properties officeooo:rsid="002a35cb"/>
    </style:style>
    <style:style style:name="T32" style:family="text">
      <style:text-properties officeooo:rsid="002dc9d9"/>
    </style:style>
    <style:style style:name="T33" style:family="text">
      <style:text-properties officeooo:rsid="002e4fa2"/>
    </style:style>
    <style:style style:name="T34" style:family="text">
      <style:text-properties officeooo:rsid="00303ebc"/>
    </style:style>
    <style:style style:name="T35" style:family="text">
      <style:text-properties officeooo:rsid="00314b32"/>
    </style:style>
    <style:style style:name="T36" style:family="text">
      <style:text-properties officeooo:rsid="00381f34"/>
    </style:style>
    <style:style style:name="T37" style:family="text">
      <style:text-properties officeooo:rsid="003a0011"/>
    </style:style>
    <style:style style:name="T38" style:family="text">
      <style:text-properties officeooo:rsid="003a545c"/>
    </style:style>
    <style:style style:name="T39" style:family="text">
      <style:text-properties officeooo:rsid="003e2709"/>
    </style:style>
    <style:style style:name="T40" style:family="text">
      <style:text-properties officeooo:rsid="0042d8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字典</text:span>是python语言中唯一的映射类型，用花括号<text:span text:style-name="T1">{}表示，一个字典条目就是一个键值对，方法keys</text:span><text:span text:style-name="T2">()返回字典的键列表，values()返回字典的值列表，items()返回字典的键值对列表</text:span><text:span text:style-name="T1">。字典中的值没有任何限制</text:span><text:span text:style-name="T3">，它们可以是任意python对象，但字典中的键是有类型限制的</text:span><text:span text:style-name="T4">，每个键只能对应一个值，且键必须是可哈系的</text:span><text:span text:style-name="T5">，所有不可变类型都是可哈希的</text:span><text:span text:style-name="T6">。不可变集合frozenset的元素可作为字典的键</text:span><text:span text:style-name="T40">，但可变集合set就不行了。</text:span></text:p>
      <text:p text:style-name="P1"><text:span text:style-name="T6"/></text:p>
      <text:p text:style-name="P1"><text:span text:style-name="T6">以下是字典类型的常用</text:span><text:span text:style-name="T9">方法</text:span><text:span text:style-name="T18">。</text:span></text:p>
      <text:p text:style-name="P2"><text:span text:style-name="T11">clear()</text:span><text:span text:style-name="T19">：删除字典中所有元素</text:span><text:span text:style-name="T20">。</text:span></text:p>
      <text:p text:style-name="P3"><text:span text:style-name="T11">copy()</text:span><text:span text:style-name="T19">：返回字典</text:span><text:span text:style-name="T29">（浅复制）的一个副本。</text:span></text:p>
      <text:p text:style-name="P4"><text:span text:style-name="T11">fromkeys(seq</text:span><text:span text:style-name="T12">,val=None</text:span><text:span text:style-name="T11">)</text:span><text:span text:style-name="T19">：</text:span><text:span text:style-name="T30">创建并返回一个新字典，以seq中的元素做该字典的键</text:span><text:span text:style-name="T31">，val做该字典中所有键对应的初始值</text:span><text:span text:style-name="T20">。</text:span></text:p>
      <text:p text:style-name="P5"><text:span text:style-name="T11">get(key</text:span><text:span text:style-name="T12">,default=None</text:span><text:span text:style-name="T11">)</text:span><text:span text:style-name="T19">：返回</text:span><text:span text:style-name="T31">字典中的键key对应的值</text:span><text:span text:style-name="T32">value，如果字典中不存在此键，则返回default的值</text:span><text:span text:style-name="T20">。</text:span></text:p>
      <text:p text:style-name="P6"><text:span text:style-name="T11">has_key(key)</text:span><text:span text:style-name="T19">：如果键key在字典中存在</text:span><text:span text:style-name="T33">，返回True，否则返回False</text:span><text:span text:style-name="T34">。python2.2后这个方法几乎已废弃不用了</text:span><text:span text:style-name="T35">，</text:span><text:span text:style-name="T34">通常用in来替代。</text:span></text:p>
      <text:p text:style-name="P7"><text:span text:style-name="T13">items</text:span><text:span text:style-name="T11">()</text:span><text:span text:style-name="T19">：返回一个包含字典中键值对元组的列表</text:span><text:span text:style-name="T20">。</text:span></text:p>
      <text:p text:style-name="P8"><text:span text:style-name="T13">keys</text:span><text:span text:style-name="T11">()</text:span><text:span text:style-name="T19">：返回一个包含字典中键的列表</text:span><text:span text:style-name="T20">。</text:span></text:p>
      <text:p text:style-name="P9"><text:span text:style-name="T14">iter</text:span><text:span text:style-name="T11">()</text:span><text:span text:style-name="T19">：方法</text:span><text:span text:style-name="T36">iteritems()、iterkeys()、itervalues()与它们对应的非迭代方法一样，不同的是它们返回一个迭代子，而不是一个列表</text:span><text:span text:style-name="T20">。</text:span></text:p>
      <text:p text:style-name="P10"><text:span text:style-name="T13">pop</text:span><text:span text:style-name="T11">(key</text:span><text:span text:style-name="T15">[,default]</text:span><text:span text:style-name="T11">)</text:span><text:span text:style-name="T19">：和方法get</text:span><text:span text:style-name="T37">()类似，如果字典中key键存在，删除并返回dict[key]，如果key键不存在，且没有给出default的值，引发KeyError异常</text:span><text:span text:style-name="T20">。</text:span></text:p>
      <text:p text:style-name="P11"><text:span text:style-name="T11">setdefault(key</text:span><text:span text:style-name="T12">,default=None</text:span><text:span text:style-name="T11">)</text:span><text:span text:style-name="T19">：</text:span><text:span text:style-name="T32">和方法get</text:span><text:span text:style-name="T38">()相似，如果字典中不存在key键，由dict[key]=default为它赋值</text:span><text:span text:style-name="T20">。</text:span></text:p>
      <text:p text:style-name="P12"><text:span text:style-name="T16">update</text:span><text:span text:style-name="T11">(dict</text:span><text:span text:style-name="T16">2</text:span><text:span text:style-name="T11">)</text:span><text:span text:style-name="T19">：将字典dict</text:span><text:span text:style-name="T39">2的键值对添加到当前字典中</text:span><text:span text:style-name="T20">。</text:span></text:p>
      <text:p text:style-name="P13"><text:span text:style-name="T17">values</text:span><text:span text:style-name="T11">()</text:span><text:span text:style-name="T19">：</text:span><text:span text:style-name="T39">返回一个包含字典中所有值的列表</text:span><text:span text:style-name="T20">。</text:span></text:p>
      <text:p text:style-name="P1"><text:span text:style-name="T6"/></text:p>
      <text:p text:style-name="P1"><text:span text:style-name="T1">下面以一个模拟</text:span><text:span text:style-name="T10">用户登录</text:span><text:span text:style-name="T1">的数据系统为例介绍字典的用法</text:span><text:span text:style-name="T7">。</text:span></text:p>
      <text:p text:style-name="P14"><text:span text:style-name="T21">#!/usr/bin/env python</text:span></text:p>
      <text:p text:style-name="P14"><text:span text:style-name="T21"></text:span></text:p>
      <text:p text:style-name="P14"><text:span text:style-name="T21">db = {}</text:span></text:p>
      <text:p text:style-name="P14"><text:span text:style-name="T21"></text:span></text:p>
      <text:p text:style-name="P14"><text:span text:style-name="T21">def newuser():</text:span></text:p>
      <text:p text:style-name="P14"><text:span text:style-name="T21"><text:tab/>prompt = 'register: '</text:span></text:p>
      <text:p text:style-name="P14"><text:span text:style-name="T21"><text:tab/>while True:</text:span></text:p>
      <text:p text:style-name="P14"><text:span text:style-name="T21"><text:tab/><text:tab/>name = raw_input(prompt)</text:span></text:p>
      <text:p text:style-name="P14"><text:span text:style-name="T21"><text:tab/><text:tab/>if db.has_key(name):</text:span></text:p>
      <text:p text:style-name="P14"><text:span text:style-name="T21"><text:tab/><text:tab/><text:tab/>prompt = 'name taken, try another: '</text:span></text:p>
      <text:p text:style-name="P14"><text:span text:style-name="T21"><text:tab/><text:tab/><text:tab/>continue</text:span></text:p>
      <text:p text:style-name="P14"><text:span text:style-name="T21"><text:tab/><text:tab/>else:</text:span></text:p>
      <text:p text:style-name="P14"><text:span text:style-name="T21"><text:tab/><text:tab/><text:tab/>break</text:span></text:p>
      <text:p text:style-name="P14"><text:span text:style-name="T21"><text:tab/>pwd = raw_input('passwd: ')</text:span></text:p>
      <text:p text:style-name="P14"><text:span text:style-name="T21"><text:tab/>db[name] = pwd</text:span></text:p>
      <text:p text:style-name="P14"><text:soft-page-break/><text:span text:style-name="T21"></text:span></text:p>
      <text:p text:style-name="P14"><text:span text:style-name="T21">def olduser():</text:span></text:p>
      <text:p text:style-name="P14"><text:span text:style-name="T21"><text:tab/>name = raw_input('login: ')</text:span></text:p>
      <text:p text:style-name="P14"><text:span text:style-name="T21"><text:tab/>pwd = raw_input('passwd: ')</text:span></text:p>
      <text:p text:style-name="P14"><text:span text:style-name="T21"><text:tab/>passwd = db.get(name)</text:span></text:p>
      <text:p text:style-name="P14"><text:span text:style-name="T21"><text:tab/>if passwd == pwd:</text:span></text:p>
      <text:p text:style-name="P14"><text:span text:style-name="T21"><text:tab/><text:tab/>print 'login success:', name</text:span></text:p>
      <text:p text:style-name="P14"><text:span text:style-name="T21"><text:tab/>else:</text:span></text:p>
      <text:p text:style-name="P14"><text:span text:style-name="T21"><text:tab/><text:tab/>print 'login failure'</text:span></text:p>
      <text:p text:style-name="P14"><text:span text:style-name="T21"></text:span></text:p>
      <text:p text:style-name="P14"><text:span text:style-name="T21">def showmenu():</text:span></text:p>
      <text:p text:style-name="P14"><text:span text:style-name="T21"><text:tab/>prompt = """</text:span></text:p>
      <text:p text:style-name="P14"><text:span text:style-name="T21">(R)eister</text:span></text:p>
      <text:p text:style-name="P14"><text:span text:style-name="T21">(L)ogin</text:span></text:p>
      <text:p text:style-name="P14"><text:span text:style-name="T21">(Q)uit</text:span></text:p>
      <text:p text:style-name="P14"><text:span text:style-name="T21">Enter choice: """</text:span></text:p>
      <text:p text:style-name="P14"><text:span text:style-name="T21"></text:span></text:p>
      <text:p text:style-name="P14"><text:span text:style-name="T21"><text:tab/>done = False</text:span></text:p>
      <text:p text:style-name="P14"><text:span text:style-name="T21"><text:tab/>while not done:</text:span></text:p>
      <text:p text:style-name="P14"><text:span text:style-name="T21"><text:tab/><text:tab/>chosen = False</text:span></text:p>
      <text:p text:style-name="P14"><text:span text:style-name="T21"><text:tab/><text:tab/>while not chosen:</text:span></text:p>
      <text:p text:style-name="P14"><text:span text:style-name="T21"><text:tab/><text:tab/><text:tab/>try:</text:span></text:p>
      <text:p text:style-name="P14"><text:span text:style-name="T21"><text:tab/><text:tab/><text:tab/><text:tab/>choice = raw_input(prompt).strip()[0].lower()</text:span></text:p>
      <text:p text:style-name="P14"><text:span text:style-name="T21"><text:tab/><text:tab/><text:tab/>except (EOFError, KeyboardInterrupt):</text:span></text:p>
      <text:p text:style-name="P14"><text:span text:style-name="T21"><text:tab/><text:tab/><text:tab/><text:tab/>choice = 'q'</text:span></text:p>
      <text:p text:style-name="P14"><text:span text:style-name="T21"><text:tab/><text:tab/><text:tab/>print '\nYour choice: [%s]' %choice</text:span></text:p>
      <text:p text:style-name="P14"><text:span text:style-name="T21"><text:tab/><text:tab/><text:tab/>if choice not in 'rlq':</text:span></text:p>
      <text:p text:style-name="P14"><text:span text:style-name="T21"><text:tab/><text:tab/><text:tab/><text:tab/>print 'invalid option, try again'</text:span></text:p>
      <text:p text:style-name="P14"><text:span text:style-name="T21"><text:tab/><text:tab/><text:tab/>else:</text:span></text:p>
      <text:p text:style-name="P14"><text:span text:style-name="T21"><text:tab/><text:tab/><text:tab/><text:tab/>chosen = True</text:span></text:p>
      <text:p text:style-name="P14"><text:span text:style-name="T21"><text:tab/><text:tab/><text:tab/><text:tab/>if choice == 'r':</text:span></text:p>
      <text:p text:style-name="P14"><text:span text:style-name="T21"><text:tab/><text:tab/><text:tab/><text:tab/><text:tab/>newuser()</text:span></text:p>
      <text:p text:style-name="P14"><text:span text:style-name="T21"><text:tab/><text:tab/><text:tab/><text:tab/>elif choice == 'l':</text:span></text:p>
      <text:p text:style-name="P14"><text:span text:style-name="T21"><text:tab/><text:tab/><text:tab/><text:tab/><text:tab/>olduser()</text:span></text:p>
      <text:p text:style-name="P14"><text:span text:style-name="T21"><text:tab/><text:tab/><text:tab/><text:tab/>else:</text:span></text:p>
      <text:p text:style-name="P14"><text:span text:style-name="T21"><text:tab/><text:tab/><text:tab/><text:tab/><text:tab/>done = True</text:span></text:p>
      <text:p text:style-name="P14"><text:span text:style-name="T21"></text:span></text:p>
      <text:p text:style-name="P14"><text:span text:style-name="T21">if __name__ == '__main__':</text:span></text:p>
      <text:p text:style-name="P14"><text:span text:style-name="T21"><text:tab/>showmenu()</text:span></text:p>
      <text:p text:style-name="P1"><text:span text:style-name="T1">脚本第三行初始化一个空的db字典</text:span><text:span text:style-name="T22">，第</text:span><text:span text:style-name="T23">9行通过has_key()判断新注册的用户名</text:span><text:span text:style-name="T24">（字典的key）是否存在，第</text:span><text:span text:style-name="T25">15行通过方括号[]给一个用户名添加密码（即给一个键添加值），第</text:span><text:span text:style-name="T26">20行通过get()获取用户名对应的密码（即与字典的key对应的value）</text:span><text:span text:style-name="T27">。第</text:span><text:span text:style-name="T28">38行的strip()是字符串处理函数，这个地方用来删除字符串首尾的空白符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06T09:38:14</meta:creation-date>
    <meta:generator>LibreOffice/4.0.2.2$Linux_X86_64 LibreOffice_project/400m0$Build-2</meta:generator>
    <dc:date>2015-05-06T19:47:09</dc:date>
    <dc:creator>hanjunjie </dc:creator>
    <meta:editing-duration>PT10H7M55S</meta:editing-duration>
    <meta:editing-cycles>59</meta:editing-cycles>
    <meta:document-statistic meta:table-count="0" meta:image-count="0" meta:object-count="0" meta:page-count="2" meta:paragraph-count="70" meta:word-count="819" meta:character-count="1976" meta:non-whitespace-character-count="1746"/>
  </office:meta>
</office:document-meta>
</file>